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53ac" officeooo:paragraph-rsid="001953ac"/>
    </style:style>
    <style:style style:name="P2" style:family="paragraph" style:parent-style-name="Standard">
      <style:text-properties fo:font-size="18pt" officeooo:rsid="001953ac" officeooo:paragraph-rsid="001953ac" style:font-size-asian="18pt" style:font-size-complex="18pt"/>
    </style:style>
    <style:style style:name="P3" style:family="paragraph" style:parent-style-name="Standard">
      <style:text-properties fo:font-weight="bold" officeooo:rsid="001953ac" officeooo:paragraph-rsid="001953ac" style:font-weight-asian="bold" style:font-weight-complex="bold"/>
    </style:style>
    <style:style style:name="P4" style:family="paragraph" style:parent-style-name="Standard">
      <style:text-properties fo:font-weight="normal" officeooo:rsid="001953ac" officeooo:paragraph-rsid="001953ac" style:font-weight-asian="normal" style:font-weight-complex="normal"/>
    </style:style>
    <style:style style:name="P5" style:family="paragraph" style:parent-style-name="Standard">
      <style:text-properties fo:font-size="15pt" officeooo:rsid="001953ac" officeooo:paragraph-rsid="001953ac" style:font-size-asian="15pt" style:font-size-complex="15pt"/>
    </style:style>
    <style:style style:name="P6" style:family="paragraph" style:parent-style-name="Standard">
      <style:text-properties fo:font-size="15pt" fo:font-weight="bold" officeooo:rsid="001953ac" officeooo:paragraph-rsid="001953a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normal" officeooo:rsid="0019b0bc" officeooo:paragraph-rsid="0019b0bc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953ac" officeooo:paragraph-rsid="001b9541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solid" style:text-underline-width="auto" style:text-underline-color="font-color" officeooo:rsid="001953ac" officeooo:paragraph-rsid="001953ac" style:font-size-asian="15pt" style:font-size-complex="15pt"/>
    </style:style>
    <style:style style:name="P10" style:family="paragraph" style:parent-style-name="Standard">
      <style:text-properties officeooo:rsid="001953ac" officeooo:paragraph-rsid="001c9412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9ad8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officeooo:rsid="001c9412" style:font-size-asian="15pt" style:font-size-complex="15pt"/>
    </style:style>
    <style:style style:name="T5" style:family="text">
      <style:text-properties fo:font-size="15pt" style:text-underline-style="none" officeooo:rsid="001c9412" style:font-size-asian="15pt" style:font-size-complex="15pt"/>
    </style:style>
    <style:style style:name="T6" style:family="text">
      <style:text-properties officeooo:rsid="001b954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b9541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7"/><text:span text:style-name="T7">COMP1011 Programming for the Web</text:span></text:p>
      <text:p text:style-name="P2"><text:s text:c="33"/><text:span text:style-name="T7">Coursework </text:span><text:span text:style-name="T8">3</text:span></text:p>
      <text:p text:style-name="P2"><text:s text:c="36"/><text:span text:style-name="T8">FizzBuzz</text:span></text:p>
      <text:p text:style-name="P2"/>
      <text:p text:style-name="P10"><text:s text:c="49"/><text:span text:style-name="T9"><text:s text:c="3"/></text:span><text:span text:style-name="T3">Harshit Verma </text:span></text:p>
      <text:p text:style-name="P10"><text:span text:style-name="T5"><text:tab/><text:tab/><text:tab/><text:tab/> <text:s text:c="3"/></text:span><text:span text:style-name="T4">ID:200978548</text:span></text:p>
      <text:p text:style-name="P1"/>
      <text:p text:style-name="P9">REPORT:</text:p>
      <text:p text:style-name="P6">1. Which parts of the coursework you have attempted and how well you believe you have met the coursework specification.</text:p>
      <text:p text:style-name="P1"/>
      <text:p text:style-name="P5">I have done all the parts of the assignment and I found coursework very interesting. I believe, I have met the specifications well and I have done best of my abilities. </text:p>
      <text:p text:style-name="P1"/>
      <text:p text:style-name="P6">2.Which parts of the coursework you found difficult and how did you overcome those difficulties.</text:p>
      <text:p text:style-name="P3"/>
      <text:p text:style-name="P8"><text:span text:style-name="T6">Ninth </text:span>part <text:span text:style-name="T6">that is (“Add an event handler to the input element with id submission to allow the user to press enter instead of using the button to submit their response”) </text:span>of assignment took quite some time to overcome the solution. <text:span text:style-name="T6">That</text:span> part was little bit tricky and in first attempt I got some errors but in the end I overcome that problem.</text:p>
      <text:p text:style-name="P4"/>
      <text:p text:style-name="P6">3.How would you improve your solution if you were to complete the coursework again and what features would you like to add if you had more time.</text:p>
      <text:p text:style-name="P3"/>
      <text:p text:style-name="P4"><text:span text:style-name="T1">If I had some more time, I would add some more comments and include some more examples. I have shown enough evidence in testing, to fit the requir</text:span><text:span text:style-name="T2">e</text:span><text:span text:style-name="T1">ment.</text:span></text:p>
      <text:p text:style-name="P7">And I should have tried some other functions or method to complete the parts of ass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shit [sc15hv]</meta:initial-creator>
    <meta:creation-date>2015-11-14T02:17:45.537759660</meta:creation-date>
    <dc:date>2015-12-11T22:32:31.707082821</dc:date>
    <dc:creator>Harshit [sc15hv]</dc:creator>
    <meta:editing-duration>PT1M18S</meta:editing-duration>
    <meta:editing-cycles>4</meta:editing-cycles>
    <meta:generator>LibreOffice/4.2.6.3$Linux_X86_64 LibreOffice_project/420$Build-3</meta:generator>
    <meta:document-statistic meta:table-count="0" meta:image-count="0" meta:object-count="0" meta:page-count="1" meta:paragraph-count="13" meta:word-count="212" meta:character-count="1343" meta:non-whitespace-character-count="996"/>
  </office:meta>
</office:document-meta>
</file>